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center" style:justify-single-word="false"/>
      <style:text-properties style:text-underline-style="none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Calls in Sync</text:p>
      <text:p text:style-name="P4"/>
      <text:p text:style-name="P3">main</text:p>
      <text:p text:style-name="P2"><text:span text:style-name="T1"><text:tab/></text:span>Sync</text:p>
      <text:p text:style-name="P3"><text:tab/>ctor</text:p>
      <text:p text:style-name="P3"><text:tab/>MainLoop</text:p>
      <text:p text:style-name="P3"><text:tab/><text:tab/>tcpsock::ctor</text:p>
      <text:p text:style-name="P3"><text:tab/><text:tab/>Buffer::ctor</text:p>
      <text:p text:style-name="P3"><text:tab/><text:tab/>Buffer::GetNextChars</text:p>
      <text:p text:style-name="P3"><text:tab/><text:tab/><text:tab/>Buffer::read</text:p>
      <text:p text:style-name="P3"><text:tab/><text:tab/><text:tab/><text:tab/>tcpsock::Receive</text:p>
      <text:p text:style-name="P5"><text:tab/>DoUpdates</text:p>
      <text:p text:style-name="P5"><text:tab/><text:tab/>RequestUpdates</text:p>
      <text:p text:style-name="P5"><text:tab/><text:tab/><text:tab/>tcpsock::Send</text:p>
      <text:p text:style-name="P5"><text:tab/><text:tab/>GetFiles</text:p>
      <text:p text:style-name="P5"><text:tab/><text:tab/><text:tab/>DirExistsOrMake</text:p>
      <text:p text:style-name="P5"><text:tab/>AddToVectors</text:p>
      <text:p text:style-name="P5"><text:tab/>StartFileUpdate</text:p>
      <text:p text:style-name="P5"><text:tab/>EndFileUpdate</text:p>
      <text:p text:style-name="P5"><text:tab/>Initial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7T11:57:46.134744322</meta:creation-date>
    <dc:date>2016-03-15T14:59:47.70</dc:date>
    <meta:editing-duration>PT10H30M10S</meta:editing-duration>
    <meta:editing-cycles>3</meta:editing-cycles>
    <meta:generator>OpenOffice/4.1.1$Win32 OpenOffice.org_project/411m6$Build-9775</meta:generator>
    <dc:creator>Matthew Leddy</dc:creator>
    <meta:printed-by>Matthew Leddy</meta:printed-by>
    <meta:print-date>2016-03-15T12:14:33.04</meta:print-date>
    <meta:document-statistic meta:table-count="0" meta:image-count="0" meta:object-count="0" meta:page-count="1" meta:paragraph-count="19" meta:word-count="22" meta:character-count="255"/>
  </office:meta>
</office:document-meta>
</file>